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Default"/>
        <table:table-row table:style-name="ro1">
          <table:table-cell office:value-type="string" calcext:value-type="string">
            <text:p>При регистрации недоступна буква «м»</text:p>
          </table:table-cell>
        </table:table-row>
        <table:table-row table:style-name="ro1">
          <table:table-cell office:value-type="string" calcext:value-type="string">
            <text:p>В курсах валют не указана валюта (где покупка и продажа)</text:p>
          </table:table-cell>
        </table:table-row>
        <table:table-row table:style-name="ro1">
          <table:table-cell office:value-type="string" calcext:value-type="string">
            <text:p>В курсах валют ошибка в слове доллар</text:p>
          </table:table-cell>
        </table:table-row>
        <table:table-row table:style-name="ro1">
          <table:table-cell office:value-type="string" calcext:value-type="string">
            <text:p>В курсах валют у китайского юаня и японской иены нет индикатора повышения/понижения курса</text:p>
          </table:table-cell>
        </table:table-row>
        <table:table-row table:style-name="ro1">
          <table:table-cell office:value-type="string" calcext:value-type="string">
            <text:p>Ссылки на скачивание приложения не рабочие (ни в AppStore, ни в PlayMarket</text:p>
          </table:table-cell>
        </table:table-row>
        <table:table-row table:style-name="ro1">
          <table:table-cell office:value-type="string" calcext:value-type="string">
            <text:p>При восстановлении пароля, после ввода номера и адреса эл.почты и нажатии кнопки «Продолжить», выскакивает диалоговое окно с содержимым «Не удалось отправить код верификации. Код ошибки: 500"</text:p>
          </table:table-cell>
        </table:table-row>
        <table:table-row table:style-name="ro1">
          <table:table-cell office:value-type="string" calcext:value-type="string">
            <text:p>На странице фигурирует возможность входа по паспорту, но в поле регистрации такая возможность отсутствует</text:p>
          </table:table-cell>
        </table:table-row>
        <table:table-row table:style-name="ro1">
          <table:table-cell office:value-type="string" calcext:value-type="string">
            <text:p>В абзаце «Физический опыт» ошибка (12 банкомата вместо банкоматов)</text:p>
          </table:table-cell>
        </table:table-row>
        <table:table-row table:style-name="ro1">
          <table:table-cell office:value-type="string" calcext:value-type="string">
            <text:p>В абзаце «Цифровой опыт» ошибка в слове «получили» (Более 500 000 оценок мы полутчили от клиентов банка)</text:p>
          </table:table-cell>
        </table:table-row>
        <table:table-row table:style-name="ro1">
          <table:table-cell office:value-type="string" calcext:value-type="string">
            <text:p>При восстановлении пароля, при вводе незарегистрированной электронной почты, об этом не выводится сообщение, поле для ввода просто обводится красным цветом</text:p>
          </table:table-cell>
        </table:table-row>
        <table:table-row table:style-name="ro1">
          <table:table-cell office:value-type="string" calcext:value-type="string">
            <text:p>При восстановлении пароля, после ввода номера и адреса эл.почты и нажатии кнопки «Продолжить», в поле для ввода присутствует старый пароль для ввода</text:p>
          </table:table-cell>
        </table:table-row>
        <table:table-row table:style-name="ro1">
          <table:table-cell office:value-type="string" calcext:value-type="string">
            <text:p>Демо-режим и ни одна ссылка «Узнать больше» не работают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06T20:28:26.253652975</meta:creation-date>
    <meta:generator>LibreOffice/7.3.7.2$Linux_X86_64 LibreOffice_project/30$Build-2</meta:generator>
    <dc:date>2024-05-06T20:59:16.330763743</dc:date>
    <meta:editing-duration>PT8M50S</meta:editing-duration>
    <meta:editing-cycles>1</meta:editing-cycles>
    <meta:document-statistic meta:table-count="1" meta:cell-count="12" meta:object-count="0"/>
  </office:meta>
</office:document-meta>
</file>